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6fac" officeooo:paragraph-rsid="00136fac"/>
    </style:style>
    <style:style style:name="P2" style:family="paragraph" style:parent-style-name="Standard">
      <style:text-properties officeooo:rsid="0014ece7" officeooo:paragraph-rsid="0014ece7"/>
    </style:style>
    <style:style style:name="P3" style:family="paragraph" style:parent-style-name="Standard">
      <style:text-properties officeooo:paragraph-rsid="0014ece7"/>
    </style:style>
    <style:style style:name="P4" style:family="paragraph" style:parent-style-name="Standard">
      <style:text-properties officeooo:paragraph-rsid="0014f3c0"/>
    </style:style>
    <style:style style:name="P5" style:family="paragraph" style:parent-style-name="Standard" style:list-style-name="L1">
      <style:text-properties officeooo:paragraph-rsid="0014f3c0"/>
    </style:style>
    <style:style style:name="P6" style:family="paragraph" style:parent-style-name="Standard">
      <style:text-properties officeooo:rsid="0014f3c0" officeooo:paragraph-rsid="0014f3c0"/>
    </style:style>
    <style:style style:name="P7" style:family="paragraph" style:parent-style-name="Standard">
      <style:paragraph-properties fo:break-before="page"/>
      <style:text-properties officeooo:paragraph-rsid="0014f3c0"/>
    </style:style>
    <style:style style:name="P8" style:family="paragraph" style:parent-style-name="Heading_20_3">
      <style:text-properties officeooo:rsid="0014ece7" officeooo:paragraph-rsid="0014ece7"/>
    </style:style>
    <style:style style:name="P9" style:family="paragraph" style:parent-style-name="Heading_20_2">
      <style:text-properties officeooo:rsid="0014ece7" officeooo:paragraph-rsid="0014ece7"/>
    </style:style>
    <style:style style:name="T1" style:family="text">
      <style:text-properties fo:font-weight="bold"/>
    </style:style>
    <style:style style:name="T2" style:family="text">
      <style:text-properties fo:font-weight="bold" officeooo:rsid="0014f3c0"/>
    </style:style>
    <style:style style:name="T3" style:family="text">
      <style:text-properties fo:font-weight="bold" style:font-weight-asian="normal" style:font-weight-complex="normal"/>
    </style:style>
    <style:style style:name="T4" style:family="text">
      <style:text-properties fo:font-weight="bold" officeooo:rsid="0014ece7" style:font-weight-asian="normal" style:font-weight-complex="normal"/>
    </style:style>
    <style:style style:name="T5" style:family="text">
      <style:text-properties fo:font-weight="bold" officeooo:rsid="0014ece7"/>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4ece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xique : </text:p>
      <text:p text:style-name="P2">Landing page :</text:p>
      <text:h text:style-name="P9" text:outline-level="2"><text:bookmark text:name="Qu8217est_ce_qu8217une_landing_page"/>Qu’est ce qu’une landing page ?</text:h>
      <text:p text:style-name="Text_20_body">Une landing page, appelée également page d’atterrissage, est une page de votre site web dont le seul but est de convertir les visiteurs en prospects ou en clients notamment dans le cadre d’une <text:a xlink:type="simple" xlink:href="https://digitiz.fr/blog/inbound-marketing/" text:style-name="Internet_20_link" text:visited-style-name="Visited_20_Internet_20_Link">stratégie Inbound Marketing</text:a>. Elle est généralement dédiée à une offre, un produit spécifique, une campagne dont le trafic provient soit de sources externes à votre site (campagne mailing, Adwords, réseaux sociaux, SEO…) ou bien directement à partir d’autres pages de votre site (comme un post de votre blog).</text:p>
      <text:p text:style-name="Text_20_body">La landing page, comme son nom l’indique, est littéralement la page de votre site sur laquelle vont « atterrir » les visiteurs, en cliquant sur un Call to Action. Mais une fois arrivé sur votre page d’atterrissage, faut-il encore réussir à convertir de nouveau votre prospect, et c’est là que ce trouve tout l’art de la landing page !</text:p>
      <text:h text:style-name="P8" text:outline-level="3"><text:bookmark text:name="La_langing_page_classique"/>La langing page classique</text:h>
      <text:p text:style-name="Text_20_body">Généralement simple dans sa mise en page, ce type de langing page est la forme la plus élémentaire et la plus courante que vous pouvez trouver. Elle est conçue de manière à ce que les internautes accèdent à l’offre en un seul clic. Normalement, les informations fournies sur le produit ou service seront vaguement résumées pour inciter les utilisateurs à souscrire directement sur le site.</text:p>
      <text:p text:style-name="P2"/>
      <text:h text:style-name="P8" text:outline-level="3"><text:bookmark text:name="La_landing_page_produit"/>La landing page produit</text:h>
      <text:p text:style-name="Text_20_body">Ce type de page d’atterrissage répertorie généralement tout ce dont vous pourriez avoir besoin de savoir sur un produit ou un service spécifique et permet de souscrire à une période d’essai, demander un devis ou une démonstration. Ces landing pages sont un moyen rapide et facile d’informer les visiteurs de toutes les descriptions de l’offre en un seul coup d’oeil. Comme vous pouvez le voir dans les exemples ci-dessous, il est conseillé d’intégrer le formulaire de souscription lors de cette étape cruciale pour le visiteur afin de maximiser votre taux de conversion.</text:p>
      <text:h text:style-name="P8" text:outline-level="3"><text:bookmark text:name="La_landing_page_de_capture_de_leads"/>La landing page de capture de leads</text:h>
      <text:p text:style-name="Text_20_body">Souvent appelées Squeeze pages, ces landing pages permettent de capturer directement des leads en recueillant les données personnelles de vos visiteurs. Ces pages de capture n’ont généralement aucun chemin de sortie que ce soit au travers de liens ou d’un menu de navigation et contiennent seulement un formulaire. Un contenu prémium de type <text:a xlink:type="simple" xlink:href="https://digitiz.fr/blog/rediger-livre-blanc-bonnes-pratiques/" office:target-frame-name="_blank" xlink:show="new" text:style-name="Internet_20_link" text:visited-style-name="Visited_20_Internet_20_Link">livre blanc</text:a> est généralement offert en échange des données personnelles de vos visiteurs. Cela est la manière de construire votre liste de contacts pour votre base de données prospect et faire ensuite du lead nurturing ou du marketing automation.</text:p>
      <text:p text:style-name="P2"><text:span text:style-name="T1"/></text:p>
      <text:p text:style-name="P3"><text:span text:style-name="T2"/></text:p>
      <text:p text:style-name="P7"><text:span text:style-name="T2">Définitions : </text:span></text:p>
      <text:list xml:id="list3386789986" text:style-name="L1">
        <text:list-item>
          <text:p text:style-name="P5"><text:span text:style-name="T2">Lead qualifié</text:span></text:p>
        </text:list-item>
      </text:list>
      <text:p text:style-name="P4"><text:span text:style-name="T5">Un lead qualifié </text:span><text:span text:style-name="T8">est un lead ou contact commercial sur lequel on possède différents renseignements permettant d'estimer le potentiel de concrétisation et d'affiner la politique d'approche ou de relance commerciale</text:span><text:span text:style-name="T4">. </text:span><text:span text:style-name="T3">La qualification initiale du lead se fait généralement par des formulaires complétés lors d’une demande d’information, d’une inscription à un événement, ou lors d’un accès à un contenu de type </text:span><text:a xlink:type="simple" xlink:href="https://www.definitions-marketing.com/definition/livre-blanc/" text:style-name="Internet_20_link" text:visited-style-name="Visited_20_Internet_20_Link"><text:span text:style-name="T3">livre blanc</text:span></text:a><text:span text:style-name="T3">. </text:span></text:p>
      <text:p text:style-name="P2"><text:span text:style-name="T1">Générer</text:span> du <text:span text:style-name="T1">lead</text:span>, commençons par une définition</text:p>
      <text:p text:style-name="Standard">On appelle « <text:span text:style-name="T1">générer</text:span> du <text:span text:style-name="T1">lead</text:span> » (génération de <text:span text:style-name="T1">leads</text:span> ou <text:span text:style-name="T1">lead</text:span> generation en anglais) l'ensemble des méthodes et tactiques qui permettent de capter des contacts <text:span text:style-name="T1">qualifiés</text:span> pour les ventes.</text:p>
      <text:p text:style-name="Standard"/>
      <text:p text:style-name="P6"><text:span text:style-name="T6">Mailchimp </text:span>: </text:p>
      <text:p text:style-name="P6"><text:span text:style-name="T6">Mailchimp</text:span> est une plateforme d'automatisation de marketing qui vous aide à partager des campagnes publicitaires et des campagnes d'e-mail avec des clients et d'autres parties intéressées. Notre stratégie de marketing par e-mails repose sur des pratiques de gestion des listes saines, des campagnes conçues de manière ingénieuse et d'une analyse profonde des données. Nous sommes là pour vous aider à devenir un expert en marketing.</text:p>
      <text:p text:style-name="P6"/>
      <text:p text:style-name="P6"><text:span text:style-name="T6">RGPD </text:span>: </text:p>
      <text:p text:style-name="P6"><text:span text:style-name="T1">RGPD</text:span> est l'initiale de Réglement Général pour la Protection des Données et désigne la dernière directive européenne concernant les données personnelles, publiée en 2016 et devant entrer en application dans les états membres le 25 mai 2018.</text:p>
      <text:p text:style-name="P6">La <text:span text:style-name="T6">RGDP</text:span> comprend notamment de nouvelles obligations relatives à la portabilité des données personnelles et à la responsabilisation des dépositaires de ces données qui impactent fortement les usages marketing qui se rapportent à ce type de données.</text:p>
      <text:p text:style-name="P6">Collecter et traiter des données personnelles implique de prendre des mesures pour garantir une utilisation de ces données respectueuse de la vie privée des personnes concernées. </text:p>
      <text:p text:style-name="P6">La réforme de la protection des données renforce les droits des personnes, responsabilise les acteurs traitant des données et crédibilise la régulation grâce à une coopération renforcée entre les autorités de protection des données.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14:08:59.318624426</meta:creation-date>
    <dc:date>2019-07-18T16:16:57.687575591</dc:date>
    <meta:editing-duration>PT1H27M6S</meta:editing-duration>
    <meta:editing-cycles>2</meta:editing-cycles>
    <meta:generator>LibreOffice/6.0.7.3$Linux_X86_64 LibreOffice_project/00m0$Build-3</meta:generator>
    <meta:document-statistic meta:table-count="0" meta:image-count="0" meta:object-count="0" meta:page-count="2" meta:paragraph-count="23" meta:word-count="722" meta:character-count="4547" meta:non-whitespace-character-count="3842"/>
  </office:meta>
</office:document-meta>
</file>